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e90" officeooo:paragraph-rsid="00019e90"/>
    </style:style>
    <style:style style:name="P2" style:family="paragraph" style:parent-style-name="Standard">
      <style:text-properties officeooo:rsid="000289e5" officeooo:paragraph-rsid="00028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hMap &lt;,&gt; diccionario</text:p>
      <text:p text:style-name="P1"/>
      <text:p text:style-name="P1"/>
      <text:p text:style-name="P2">Hashmap &lt;String, HashMap&lt;String,String&gt;&gt; diccionario</text:p>
      <text:p text:style-name="P2"/>
      <text:p text:style-name="P1">Para crear:</text:p>
      <text:p text:style-name="P1">diccionario.put(«italiano», new HashMap&lt;&gt;())</text:p>
      <text:p text:style-name="P1"/>
      <text:p text:style-name="P1">Para añadir:</text:p>
      <text:p text:style-name="P1">diccionario.get(«italiano»).put(«hola»,»ciao»)</text:p>
      <text:p text:style-name="P1"/>
      <text:p text:style-name="P1">Para leer:</text:p>
      <text:p text:style-name="P1">diccionario.get(«italiano»).get(«hola»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6:43:19.974932792</meta:creation-date>
    <dc:date>2018-10-31T17:15:38.611763781</dc:date>
    <meta:editing-duration>PT11M58S</meta:editing-duration>
    <meta:editing-cycles>1</meta:editing-cycles>
    <meta:document-statistic meta:table-count="0" meta:image-count="0" meta:object-count="0" meta:page-count="1" meta:paragraph-count="8" meta:word-count="18" meta:character-count="237" meta:non-whitespace-character-count="227"/>
    <meta:generator>LibreOffice/6.0.3.2$Linux_X86_64 LibreOffice_project/00m0$Build-2</meta:generator>
  </office:meta>
</office:document-meta>
</file>